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Roboto" svg:font-family="Roboto, sans-serif"/>
    <style:font-face style:name="PT Astra Serif"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1"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irst_20_line_20_indent" style:master-page-name="First_20_Page">
      <style:paragraph-properties fo:text-align="center" style:justify-single-word="false" style:page-number="auto"/>
      <style:text-properties style:font-name="Tinos" fo:font-weight="bold" officeooo:rsid="0083d2aa" officeooo:paragraph-rsid="0083d2aa" style:font-weight-asian="bold" style:font-weight-complex="bold"/>
    </style:style>
    <style:style style:name="P7" style:family="paragraph" style:parent-style-name="First_20_line_20_indent">
      <style:paragraph-properties fo:text-align="center" style:justify-single-word="false"/>
      <style:text-properties style:font-name="Tinos" fo:font-weight="bold" officeooo:rsid="0083d2aa" officeooo:paragraph-rsid="0083d2aa" style:font-weight-asian="bold" style:font-weight-complex="bold"/>
    </style:style>
    <style:style style:name="P8" style:family="paragraph" style:parent-style-name="First_20_line_20_indent">
      <style:paragraph-properties fo:margin-left="0cm" fo:margin-right="0cm" fo:line-height="150%" fo:text-align="justify" style:justify-single-word="false" fo:text-indent="0cm" style:auto-text-indent="false"/>
      <style:text-properties style:font-name="Tinos" fo:font-size="12pt" fo:font-weight="normal" officeooo:paragraph-rsid="0083d2aa"/>
    </style:style>
    <style:style style:name="P9" style:family="paragraph" style:parent-style-name="First_20_line_20_indent">
      <style:paragraph-properties fo:margin-left="0cm" fo:margin-right="0cm" fo:line-height="150%" fo:text-align="justify" style:justify-single-word="false" fo:text-indent="0cm" style:auto-text-indent="false"/>
      <style:text-properties style:font-name="Tinos" fo:font-size="12pt" fo:font-weight="bold" officeooo:rsid="0084b281" officeooo:paragraph-rsid="0084b281" style:font-weight-asian="bold" style:font-weight-complex="bold"/>
    </style:style>
    <style:style style:name="P10" style:family="paragraph" style:parent-style-name="First_20_line_20_indent">
      <style:paragraph-properties fo:margin-left="0cm" fo:margin-right="0cm" fo:line-height="150%" fo:text-align="justify" style:justify-single-word="false" fo:text-indent="0cm" style:auto-text-indent="false"/>
      <style:text-properties style:font-name="Tinos" fo:font-size="14pt" fo:font-weight="bold" officeooo:rsid="0084b281" officeooo:paragraph-rsid="0084b281" style:font-size-asian="12.25pt" style:font-weight-asian="bold" style:font-size-complex="14pt" style:font-weight-complex="bold"/>
    </style:style>
    <style:style style:name="P11" style:family="paragraph" style:parent-style-name="First_20_line_20_indent">
      <style:paragraph-properties fo:margin-left="0cm" fo:margin-right="0cm" fo:line-height="150%" fo:text-align="justify" style:justify-single-word="false" fo:text-indent="0cm" style:auto-text-indent="false"/>
      <style:text-properties fo:font-variant="normal" fo:text-transform="none" fo:color="#333333" style:font-name="Tinos" fo:font-size="12pt" fo:letter-spacing="normal" fo:font-style="normal" fo:font-weight="normal" officeooo:rsid="0084b281" officeooo:paragraph-rsid="0084b281" style:font-size-asian="10.5pt" style:font-weight-asian="bold" style:font-size-complex="12pt" style:font-weight-complex="bold"/>
    </style:style>
    <style:style style:name="P12" style:family="paragraph" style:parent-style-name="Footer_20_left" style:master-page-name="Обратная_20_сторона">
      <style:paragraph-properties style:page-number="auto"/>
    </style:style>
    <style:style style:name="P13" style:family="paragraph" style:parent-style-name="Text_20_body">
      <style:paragraph-properties fo:line-height="150%" fo:text-align="justify" style:justify-single-word="false"/>
      <style:text-properties officeooo:paragraph-rsid="0084b281"/>
    </style:style>
    <style:style style:name="P14"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333333" style:font-name="Tinos" fo:font-size="12pt" fo:letter-spacing="normal" fo:font-style="normal" fo:font-weight="normal" officeooo:rsid="0084b281" officeooo:paragraph-rsid="0084b281" style:font-size-asian="10.5pt" style:font-weight-asian="bold" style:font-size-complex="12pt" style:font-weight-complex="bold"/>
    </style:style>
    <style:style style:name="T1" style:family="text">
      <style:text-properties officeooo:rsid="005ffed0"/>
    </style:style>
    <style:style style:name="T2" style:family="text">
      <style:text-properties fo:font-variant="normal" fo:text-transform="none" fo:color="#333333" style:font-name="Roboto" fo:letter-spacing="normal" fo:font-style="normal"/>
    </style:style>
    <style:style style:name="T3" style:family="text">
      <style:text-properties fo:font-variant="normal" fo:text-transform="none" fo:color="#333333" style:font-name="Roboto" fo:font-size="12pt" fo:letter-spacing="normal" fo:font-style="normal" fo:font-weight="normal"/>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fo:letter-spacing="normal" fo:font-style="normal" officeooo:rsid="0083d2aa"/>
    </style:style>
    <style:style style:name="T6" style:family="text">
      <style:text-properties fo:font-variant="normal" fo:text-transform="none" fo:color="#333333" style:font-name="Tinos" fo:font-size="12pt" fo:letter-spacing="normal" fo:font-style="normal" fo:font-weight="normal"/>
    </style:style>
    <style:style style:name="T7" style:family="text">
      <style:text-properties fo:font-variant="normal" fo:text-transform="none" fo:color="#333333" style:font-name="Tinos" fo:font-size="12pt" fo:letter-spacing="normal" fo:font-style="normal" fo:font-weight="normal" officeooo:rsid="0084b281" style:font-size-asian="10.5pt" style:font-weight-asian="bold" style:font-size-complex="12pt" style:font-weight-complex="bold"/>
    </style:style>
    <style:style style:name="T8" style:family="text">
      <style:text-properties fo:font-variant="normal" fo:text-transform="none" fo:color="#333333" style:font-name="Tinos" fo:font-size="12pt" fo:letter-spacing="normal" fo:font-style="normal" fo:font-weight="normal" style:font-size-asian="12pt" style:font-size-complex="12pt"/>
    </style:style>
    <style:style style:name="T9" style:family="text">
      <style:text-properties fo:font-variant="normal" fo:text-transform="none" fo:color="#ff2780" style:text-line-through-style="none" style:text-line-through-type="none" style:font-name="Roboto" fo:letter-spacing="normal" fo:font-style="normal" style:text-underline-style="none" style:text-blinking="false" fo:background-color="#ffffff" loext:char-shading-value="0" loext:padding="0cm" loext:border="none"/>
    </style:style>
    <style:style style:name="T10" style:family="text">
      <style:text-properties fo:font-variant="normal" fo:text-transform="none" fo:color="#ff2780" style:text-line-through-style="none" style:text-line-through-type="none" fo:letter-spacing="normal" fo:font-style="normal" style:text-underline-style="none" style:text-blinking="false" fo:background-color="#ffffff" loext:char-shading-value="0" loext:padding="0cm" loext:border="none"/>
    </style:style>
    <style:style style:name="T11" style:family="text">
      <style:text-properties officeooo:rsid="0083d2aa" style:font-size-asian="10.5pt" style:font-weight-asian="normal" style:font-size-complex="12pt" style:font-weight-complex="normal"/>
    </style:style>
    <style:style style:name="T12" style:family="text">
      <style:text-properties style:font-name="Tinos"/>
    </style:style>
    <style:style style:name="T13" style:family="text">
      <style:text-properties style:font-name="Tinos" fo:font-size="12pt" style:font-size-asian="12pt" style:font-size-complex="12pt"/>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ИСТОРИЯ СОЗДАНИЯ КАРТИНЫ «ТАЙНАЯ ВЕЧЕРЯ»</text:p>
      <text:p text:style-name="P7">ЛЕОНАРДО ДА ВИНЧИ</text:p>
      <text:p text:style-name="P7"/>
      <text:p text:style-name="P8"><text:span text:style-name="T11"><text:tab/></text:span><text:span text:style-name="T4">На самом деле написание картины было идеей не самого да Винчи. В 1495 году его об этом попросил герцог Людовико Сфорца. Что касается герцога, то он вел беспорядочный образ жизни, несмотря на то, что у него была скромная, красивая и любящая жена. Он к ней относился с уважением, но не прекращал отношения с другими женщинами. Переломным периодом в его жизни стала скоропостижная смерть супруги. Скорбь герцога была настолько велика, что он 15 дней не выходил со своей комнаты, а на 16-й вышел и тут же заказал Леонардо написать «Тайную вечерю», поскольку покойная супруга всегда просила его об этой картине. После этого герцог навсегда прекратил свои развлечения.</text:span></text:p>
      <text:p text:style-name="P8"><text:span text:style-name="T4"/></text:p>
      <text:p text:style-name="P8"><text:span text:style-name="T4"><text:tab/>В «</text:span><text:span text:style-name="T5">Тайной вечере</text:span><text:span text:style-name="T4">»изображен последний ужин Иисуса со своими учениками-апостолами, который состоялся в Иерусалиме. Если верить писанию, то именно за этим ужином Иисус Христос сказал своим ученикам, что кто-то один из них предаст его. Поэтому Леонардо да Винчи месяцами ходил по улицам, говорил с людьми, злил их, смешил, чтобы понять, какая реакция и выражение лица должны быть у каждого изображенного им апостола. Автор пытался отобразить персонажей «Тайной вечери» более человеческими, максимально приближенными к простым людям. Именно по этой причине ни у одного присутствующего на картине нет нимба над головой.</text:span></text:p>
      <text:p text:style-name="P8"><text:span text:style-name="T4"/></text:p>
      <text:p text:style-name="P10"><text:span text:style-name="T4">Секреты и особенности</text:span></text:p>
      <text:p text:style-name="P11"><text:tab/>Многие историки сходятся во мнении о том, что Леонардо да Винчи очень долго не мог изобразить Христа и Иуду, ведь именно эти два персонажа были воплощением абсолютного добра и зла. Художник каждый день выискивал в людях что-то подобное, но никак не мог найти то, что именно ему нужно. Однажды живописец увидел в одном из церковных хоров молодого певчего, и он решил, что именно этот юноша будет прототипом Иисуса Христа. Парень выглядел одухотворенным, чистым, невинным, поэтому да Винчи «списал» его внешность, чтобы изобразить Учителя. Но, несмотря на то, что образ Иисуса был уже написан, художник еще долго корректировал его, поскольку считал недостаточно совершенным.</text:p>
      <text:p text:style-name="P14"><text:tab/></text:p>
      <text:p text:style-name="P14"><text:tab/>Единственным ненаписанным персонажем оставался Иуда. Леонардо да Винчи потратил годы, чтобы найти человека, который мог бы стать прототипом этого персонажа. Он ходил по самым «злачным» местам и выискивал аморальных, ведущих беспорядочный образ жизни людей, но никого так и не находил. Поиски продолжались три года.</text:p>
      <text:p text:style-name="Text_20_body"/>
      <text:p text:style-name="P13"><text:tab/><text:span text:style-name="T8">Однажды, не надеясь уже ни на что, Леонардо увидел лежащего в канаве пьяного человека, </text:span><text:soft-page-break/><text:span text:style-name="T8">который не мог даже шевелиться. Художник понял, что он станет отличным прототипом образа Иуды. Да Винчи нанял людей, которые привели пьяницу в мастерскую художника. После того, как Иуда был полностью изображен на картине, мужчина подошел к ней, а затем сказал Леонардо, что он уже видел эту картину. Живописец был в недоумении, но потом человек разъяснил ситуацию: 3 года назад он вел здоровый образ жизни, пел в церковном хоре. Но именно тогда к нему подошел художник и попросил написать с него Иисуса Христа. Поэтому историки утверждают, что образ и Христа, и Иуды был списан с одного человека, но в разные периоды жизни. Это еще раз подтверждает то, что грань между добром и злом настолько близка, что иногда ее даже не видно.</text:span><text:span text:style-name="T13"><text:line-break/></text:span></text:p>
      <text:p text:style-name="P9"><text:span text:style-name="T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Roboto" svg:font-family="Roboto, sans-serif"/>
    <style:font-face style:name="PT Astra Serif"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1"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1"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1"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2</text:page-number></text:p>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9256199228832">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6T10:25:39.649290490</meta:creation-date>
    <dc:title>Default</dc:title>
    <meta:editing-cycles>2</meta:editing-cycles>
    <meta:editing-duration>PT14M10S</meta:editing-duration>
    <meta:generator>LibreOffice/6.4.7.2$Linux_X86_64 LibreOffice_project/40$Build-2</meta:generator>
    <dc:date>2024-05-16T10:50:42.328321246</dc:date>
    <meta:document-statistic meta:table-count="1" meta:image-count="0" meta:object-count="0" meta:page-count="2" meta:paragraph-count="19" meta:word-count="508" meta:character-count="3248" meta:non-whitespace-character-count="2751"/>
  </office:meta>
</office:document-meta>
</file>